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P2" style:parent-style-name="Standard" style:family="paragraph">
      <style:paragraph-properties fo:margin-bottom="0in"/>
    </style:style>
    <style:style style:name="P3" style:parent-style-name="Standard" style:family="paragraph">
      <style:paragraph-properties fo:margin-bottom="0in" fo:text-indent="0.5in"/>
    </style:style>
    <style:style style:name="P4" style:parent-style-name="Standard" style:family="paragraph">
      <style:paragraph-properties fo:margin-bottom="0in" fo:text-indent="0.5in"/>
    </style:style>
    <style:style style:name="P5" style:parent-style-name="Standard" style:family="paragraph">
      <style:paragraph-properties fo:margin-bottom="0in"/>
    </style:style>
    <style:style style:name="P6" style:parent-style-name="Standard" style:family="paragraph">
      <style:paragraph-properties fo:margin-bottom="0in"/>
    </style:style>
    <style:style style:name="P7" style:parent-style-name="Standard" style:family="paragraph">
      <style:paragraph-properties fo:margin-bottom="0in"/>
    </style:style>
    <style:style style:name="T8" style:parent-style-name="DefaultParagraphFont" style:family="text">
      <style:text-properties fo:font-style="italic" style:font-style-asian="italic" style:font-style-complex="italic"/>
    </style:style>
    <style:style style:name="P9" style:parent-style-name="Standard" style:family="paragraph">
      <style:paragraph-properties fo:margin-bottom="0in"/>
    </style:style>
    <style:style style:name="P10" style:parent-style-name="Standard" style:family="paragraph">
      <style:paragraph-properties fo:margin-bottom="0in"/>
    </style:style>
    <style:style style:name="P11" style:parent-style-name="Standard" style:family="paragraph">
      <style:paragraph-properties fo:margin-bottom="0in"/>
    </style:style>
    <style:style style:name="P12" style:parent-style-name="Standard" style:family="paragraph">
      <style:paragraph-properties fo:margin-bottom="0in"/>
    </style:style>
    <style:style style:name="P13" style:parent-style-name="Standard" style:family="paragraph">
      <style:paragraph-properties fo:margin-bottom="0in"/>
    </style:style>
    <style:style style:name="P14" style:parent-style-name="Standard" style:family="paragraph">
      <style:paragraph-properties fo:margin-bottom="0in"/>
    </style:style>
    <style:style style:name="P15" style:parent-style-name="Standard" style:family="paragraph">
      <style:paragraph-properties fo:margin-bottom="0in"/>
    </style:style>
    <style:style style:name="P16" style:parent-style-name="Standard" style:family="paragraph">
      <style:paragraph-properties fo:margin-bottom="0in"/>
    </style:style>
    <style:style style:name="P17" style:parent-style-name="Standard" style:family="paragraph">
      <style:paragraph-properties fo:margin-bottom="0in"/>
    </style:style>
    <style:style style:name="P18" style:parent-style-name="Standard" style:family="paragraph">
      <style:paragraph-properties fo:margin-bottom="0in"/>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P21" style:parent-style-name="Standard" style:family="paragraph">
      <style:paragraph-properties fo:margin-bottom="0in"/>
    </style:style>
    <style:style style:name="P22" style:parent-style-name="Standard" style:family="paragraph">
      <style:paragraph-properties fo:margin-bottom="0in"/>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P25" style:parent-style-name="Standard" style:family="paragraph">
      <style:paragraph-properties fo:margin-bottom="0in"/>
    </style:style>
    <style:style style:name="P26" style:parent-style-name="Standard" style:family="paragraph">
      <style:paragraph-properties fo:margin-bottom="0in"/>
    </style:style>
  </office:automatic-styles>
  <office:body>
    <office:text text:use-soft-page-breaks="true">
      <text:p text:style-name="P1">The Fisher King</text:p>
      <text:p text:style-name="P2"/>
      <text:p text:style-name="P3">It was getting late now; the sun was slowly fading away<text:s/>A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on the other side, behind them. Only the hew of the early stars<text:s/>were peeking through it.</text:p>
      <text:p text:style-name="P4">It was a beautiful, warm summer day the jester thought. He examined the waters on both sides of the wooden peer. The stream seemed endless looking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5"><text:tab/>“Careful milord I think it’s about to bite” exclaimed the jester.</text:p>
      <text:p text:style-name="P6"><text:tab/>“No, it was just my hands“ replied the king.</text:p>
      <text:p text:style-name="P7"><text:tab/>The joker continued “Nerves, sir? perhaps I sing a song to sooth your mind? Perhaps<text:s/><text:span text:style-name="T8">Lady, to you without reserve I give my heart, thought and desire?</text:span>”</text:p>
      <text:p text:style-name="P9"><text:tab/>“Be quiet you fool!” cut the king “Songs! Have you gone mad! You’ll scare away the fish”</text:p>
      <text:p text:style-name="P10"><text:tab/>The jester retreated inward examining the man. He was quite old now, gray hair 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text:s/>his head. Rubies, pearls and emeralds used to adorn its side. Red velvet was all within and the most intricate of writings and images were engraved on it. Quite unrecognizable now. The precious stones have all but fallen out and the brown melee diamonds of<text:s/>rust have taken their place. The velvet, cut in scraps, is now intermixing with the gray hair and the engravings are all dented and could no longer provide a hint at the original image. Even some of the many points of the crown had begun to chip away.</text:p>
      <text:p text:style-name="P11"><text:tab/>“It has been more or less two weeks now since the revolt hasn’t it sir?” asked the jester.</text:p>
      <text:p text:style-name="P12">The king did not reply.</text:p>
      <text:p text:style-name="P13"><text:tab/>“Shouldn’t have the boatman be already here?” he continued.</text:p>
      <text:p text:style-name="P14"><text:tab/>“He’ll be here” answered back the king</text:p>
      <text:p text:style-name="P15"><text:tab/>“But, can we trust him?”</text:p>
      <text:p text:style-name="P16"><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7"><text:tab/>“Must have been quite a lucky man to have outlived them all!” exclaimed the jester.</text:p>
      <text:p text:style-name="P18"><text:tab/>The king did not reply, he moved a bit forward and focused his attention on the fishing line.</text:p>
      <text:soft-page-break/>
      <text:p text:style-name="P19"><text:tab/>“It’s a miracle we escaped. There must<text:s/>have been a few hundred of them after us.” He examined himself in the water again. Not too bad, a couple of bruises here and there. The patches of his cape had started to tear apart. The patches on his clothes had started to pull as well.</text:p>
      <text:p text:style-name="P20"><text:tab/>“Don’t they realize…?! Couldn’t they see what I was trying to achieve?!” The old ruler was shaking, staring down at the water’s surface. “They could have had everything, if only they had a little more patience.”</text:p>
      <text:p text:style-name="P21"><text:tab/>“It has been, almost half a century since you took power milord.”</text:p>
      <text:p text:style-name="P22"><text:tab/>“Half a century of tears and blood, my family’s blood… My sons’ blood.” His shoulders slumped a little, he breathed<text:s/>deeply,<text:s/>and his face hardened.</text:p>
      <text:p text:style-name="P23"><text:tab/>“Don’t you remember, Alister? How it was before? When that old fool my uncle was too busy hunting, drinking or whoring around the castle lands? How had the barons taken control of everything else and were pillaging each other’s lands? People were starving left and right<text:s/>not having enough to feed their families<text:s/>not to mention themselves?”<text:s/>The king turned towards him “It was I who reigned them in, it was I who threw that idiot of my uncle out of the king them, It was I who brought back peace in the realm.”</text:p>
      <text:p text:style-name="P24"><text:tab/>“It was you who raised the taxes on grain and flour. To raise money for a new extension of the castle if I remember. Right in the middle of a drought in fact.”<text:s/></text:p>
      <text:p text:style-name="P25"><text:tab/>“How am I supposed to know the wills of nature?! And the extension was to be the new courthouse, to be used by all,<text:s/>rich<text:s/>or<text:s/>poor.”</text:p>
      <text:p text:style-name="P26"><text:tab/>“” snickered the jeste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Calibri" style:font-name-complex="Tahoma" fo:letter-spacing="-0.0069in" style:letter-kerning="true" fo:font-size="28pt" style:font-size-asian="28pt" style:font-size-complex="28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onstantin Ivanov</meta:initial-creator>
    <dc:creator>Konstantin Petrov Ivanov</dc:creator>
    <meta:creation-date>2021-10-24T19:25:00Z</meta:creation-date>
    <dc:date>2022-04-03T13:24:00Z</dc:date>
    <meta:template xlink:href="Normal.dotm" xlink:type="simple"/>
    <meta:editing-cycles>22</meta:editing-cycles>
    <meta:editing-duration>PT13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9" meta:word-count="652" meta:character-count="4625" meta:row-count="33" meta:non-whitespace-character-count="3982"/>
  </office:meta>
</office:document-meta>
</file>